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375in" style:rel-column-width="1350*"/>
    </style:style>
    <style:style style:name="Tabelle1.B" style:family="table-column">
      <style:table-column-properties style:column-width="5.7556in" style:rel-column-width="8288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382in" fo:border="0.05pt solid #000000"/>
    </style:style>
    <style:style style:name="Tabelle1.2" style:family="table-row">
      <style:table-row-properties style:row-height="0.6597in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0c90" officeooo:paragraph-rsid="00100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Group</text:p>
          </table:table-cell>
          <table:table-cell table:style-name="Tabelle1.B1" office:value-type="string">
            <text:p text:style-name="P1">Question (organisational, tool usage, script</text:p>
            <text:p text:style-name="P1">usage, VHDL syntax, design structure, synthesis reports, FPGA</text:p>
            <text:p text:style-name="P1">availability)</text:p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choenberger</meta:initial-creator>
    <meta:creation-date>2015-08-03T09:07:46.755496556</meta:creation-date>
    <dc:date>2015-08-03T09:09:58.354058898</dc:date>
    <dc:creator>Alex Schoenberger</dc:creator>
    <meta:editing-duration>PT2M11S</meta:editing-duration>
    <meta:editing-cycles>1</meta:editing-cycles>
    <meta:document-statistic meta:table-count="1" meta:image-count="0" meta:object-count="0" meta:page-count="1" meta:paragraph-count="4" meta:word-count="15" meta:character-count="123" meta:non-whitespace-character-count="112"/>
    <meta:generator>LibreOffice/4.3.3.2$Linux_X86_64 LibreOffice_project/430m0$Build-2</meta:generator>
  </office:meta>
</office:document-meta>
</file>